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0bb6c" officeooo:paragraph-rsid="0000bb6c"/>
    </style:style>
    <style:style style:name="P2" style:family="paragraph" style:parent-style-name="Standard">
      <style:text-properties fo:color="#c9211e" loext:opacity="100%" officeooo:rsid="0000bb6c" officeooo:paragraph-rsid="0000bb6c"/>
    </style:style>
    <style:style style:name="P3" style:family="paragraph" style:parent-style-name="Standard">
      <style:text-properties fo:color="#c9211e" loext:opacity="100%" officeooo:rsid="000238cf" officeooo:paragraph-rsid="000238cf"/>
    </style:style>
    <style:style style:name="P4" style:family="paragraph" style:parent-style-name="Standard">
      <style:text-properties fo:color="#000000" loext:opacity="100%" officeooo:rsid="000238cf" officeooo:paragraph-rsid="000238cf"/>
    </style:style>
    <style:style style:name="P5" style:family="paragraph" style:parent-style-name="Standard">
      <style:text-properties fo:color="#000000" loext:opacity="100%" officeooo:rsid="0002afda" officeooo:paragraph-rsid="0002afda"/>
    </style:style>
    <style:style style:name="P6" style:family="paragraph" style:parent-style-name="Standard">
      <style:text-properties fo:color="#000000" loext:opacity="100%" officeooo:rsid="0002afda" officeooo:paragraph-rsid="0002afda"/>
    </style:style>
    <style:style style:name="P7" style:family="paragraph" style:parent-style-name="Standard">
      <style:text-properties fo:color="#000000" loext:opacity="100%" officeooo:rsid="0002c25f" officeooo:paragraph-rsid="0002c25f"/>
    </style:style>
    <style:style style:name="P8" style:family="paragraph" style:parent-style-name="Standard">
      <style:text-properties fo:color="#000000" loext:opacity="100%" style:font-name="Liberation Serif" fo:font-size="12pt" officeooo:rsid="0002afda" officeooo:paragraph-rsid="0002afda" style:font-size-asian="12pt" style:font-size-complex="12pt"/>
    </style:style>
    <style:style style:name="P9" style:family="paragraph" style:parent-style-name="Standard">
      <style:text-properties fo:color="#000000" loext:opacity="100%" style:font-name="Liberation Serif" fo:font-size="12pt" officeooo:rsid="0002c25f" officeooo:paragraph-rsid="0002c25f" style:font-size-asian="12pt" style:font-size-complex="12pt"/>
    </style:style>
    <style:style style:name="P10" style:family="paragraph" style:parent-style-name="Standard">
      <style:text-properties officeooo:paragraph-rsid="0002c25f"/>
    </style:style>
    <style:style style:name="P11" style:family="paragraph" style:parent-style-name="Standard">
      <style:text-properties fo:color="#00a933" loext:opacity="100%" style:font-name="Liberation Serif" fo:font-size="12pt" officeooo:rsid="0002c25f" officeooo:paragraph-rsid="0002c25f" style:font-size-asian="12pt" style:font-size-complex="12pt"/>
    </style:style>
    <style:style style:name="P12" style:family="paragraph" style:parent-style-name="Standard">
      <style:text-properties fo:color="#c9211e" loext:opacity="100%" style:font-name="Liberation Serif" fo:font-size="12pt" officeooo:rsid="0002c25f" officeooo:paragraph-rsid="0002c25f" style:font-size-asian="12pt" style:font-size-complex="12pt"/>
    </style:style>
    <style:style style:name="T1" style:family="text">
      <style:text-properties fo:color="#c9211e" loext:opacity="100%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c25f" style:font-size-asian="12pt" style:font-size-complex="12pt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afda" style:font-size-asian="12pt" style:font-size-complex="12pt"/>
    </style:style>
    <style:style style:name="T5" style:family="text">
      <style:text-properties fo:color="#000000" loext:opacity="100%" style:font-name="Liberation Serif" fo:font-size="12pt" officeooo:rsid="0002c25f" style:font-size-asian="12pt" style:font-size-complex="12pt"/>
    </style:style>
    <style:style style:name="T6" style:family="text">
      <style:text-properties fo:color="#2a6099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BDD</text:p>
      <text:p text:style-name="P1"/>
      <text:p text:style-name="P1"/>
      <text:p text:style-name="P1">Role et authentification :</text:p>
      <text:p text:style-name="P1"/>
      <text:p text:style-name="P1">CREATE ROLE …. ;</text:p>
      <text:p text:style-name="P1">DROP ROLE …. ;</text:p>
      <text:p text:style-name="P1"/>
      <text:p text:style-name="P1">SELECT rilname FROM pg_roles</text:p>
      <text:p text:style-name="P1"/>
      <text:p text:style-name="P1">CREATE ROLE nom LOGIN ; = </text:p>
      <text:p text:style-name="P1">CREATE USER nom ; = </text:p>
      <text:p text:style-name="P1"/>
      <text:p text:style-name="P2">droit de création d’une base de données :</text:p>
      <text:p text:style-name="P1">CREATE ROLE nom_utilisateur CREATEBD</text:p>
      <text:p text:style-name="P1"/>
      <text:p text:style-name="P1"><text:span text:style-name="T1">mot de passe</text:span> </text:p>
      <text:p text:style-name="P1">CREATE ROLE nom_utilisateur PASSWORD ’le_mot_de_passe’ ; <text:s/></text:p>
      <text:p text:style-name="P1"/>
      <text:p text:style-name="P2">modifier des roles</text:p>
      <text:p text:style-name="P1">ALTER ROLE ;</text:p>
      <text:p text:style-name="P1"/>
      <text:p text:style-name="P1">Créer un rôle :</text:p>
      <text:p text:style-name="P1"/>
      <text:p text:style-name="P1">CREATE ROLE nom WITH option []</text:p>
      <text:p text:style-name="P1"/>
      <text:p text:style-name="P2">les valeurs de option :</text:p>
      <text:p text:style-name="P1">SUPERUSER | NOSUPERUSER | CREATEDB | NOCREATEDB | CREATEROLE | NOCREATEROLE | CREATEUSER | NOCREATEUSER | INHERIT | NOINHERIT | LOGIN | NOLOGIN | CONNECTION LIMIT limite_connexion | [ ENCRYPTED | UNENCRYPTED ] PASSWORD ’motdepasse’ | VALID UNTIL ’dateheure’ | IN ROLE nomrole [, ...] | IN GROUP nomrole [, ...] | ROLE nomrole [, ...] | ADMIN nomrole [, ...] | USER nomrole [, ...] | SYSID uid </text:p>
      <text:p text:style-name="P1">(ses valeurs peuvent se suivre pour donner plusieurs privilège à un rôle)</text:p>
      <text:p text:style-name="P1"/>
      <text:p text:style-name="P2">Comande pour donner ou supprimer des droits :</text:p>
      <text:p text:style-name="P1"/>
      <text:p text:style-name="P1">GRANT (ajouter des droits)</text:p>
      <text:p text:style-name="P1">exemple :</text:p>
      <text:p text:style-name="P1">-GRANT <text:s text:c="7"/>DELETE <text:s text:c="10"/>ON <text:s text:c="6"/>ma_table <text:s text:c="3"/>TO <text:s text:c="5"/>mon-role</text:p>
      <text:p text:style-name="P1"/>
      <text:p text:style-name="P1">Revoke(retirer des droits)</text:p>
      <text:p text:style-name="P1">exemple :</text:p>
      <text:p text:style-name="P1">-REVOKE <text:s text:c="7"/>DELETE <text:s text:c="10"/>ON <text:s text:c="6"/>ma_table <text:s text:c="3"/>from <text:s text:c="5"/>mon-role</text:p>
      <text:p text:style-name="P1"/>
      <text:p text:style-name="P1">-pas d’attributs LOGIN sur un groupe</text:p>
      <text:p text:style-name="P1">-possibilité de donner des droits par groupe à un rôle spécifique</text:p>
      <text:p text:style-name="P1"/>
      <text:p text:style-name="P1"/>
      <text:p text:style-name="P3">Triggers et procédure :</text:p>
      <text:p text:style-name="P4">Gérer les donner d’une manière souhaité plus convenable pour l’administrateur (automatiser)</text:p>
      <text:p text:style-name="P4"/>
      <text:p text:style-name="P5"/>
      <text:p text:style-name="P5"><text:soft-page-break/>Plusieurs types de contraintes définissable </text:p>
      <text:p text:style-name="P5">-passage d’un état à un autre</text:p>
      <text:p text:style-name="P5">-clé primaire automatique</text:p>
      <text:p text:style-name="P5">-mis à jour en cacade</text:p>
      <text:p text:style-name="P5">-save les accès d’une table</text:p>
      <text:p text:style-name="P5">-gérer les redondances</text:p>
      <text:p text:style-name="P5">-confidentialité</text:p>
      <text:p text:style-name="P5"/>
      <text:p text:style-name="P5">Visibilité des modifs de données :</text:p>
      <text:p text:style-name="P5"/>
      <text:p text:style-name="P7">AFTER = executer l’instruction du trigger après une action donnée</text:p>
      <text:p text:style-name="P7"/>
      <text:p text:style-name="P7">BEFORE = exécuter l’instruction du trigger avant de faire rentrer l’action dans la BDD (transformer les données en majuscules)</text:p>
      <text:p text:style-name="P8"/>
      <text:p text:style-name="P8"><text:span text:style-name="T2">En résumé, les déclencheurs BEFORE sont utilisés pour les actions préliminaires et de contrôle, tandis que les déclencheurs AFTER sont utilisés pour le post-traitement et les actions supplémentaires après que les données ont été modifiées.</text:span> </text:p>
      <text:p text:style-name="P8"/>
      <text:p text:style-name="P9">INSTEAD OF = utilisation sur vues et gérer comment la vues sera modifier</text:p>
      <text:p text:style-name="P9"/>
      <text:p text:style-name="P9"><text:span text:style-name="T6">old</text:span> = contient les données avant les instructions </text:p>
      <text:p text:style-name="P11">instructions compatible :</text:p>
      <text:p text:style-name="P9">→ BEFORE INSERT/UPDATE/DELETE</text:p>
      <text:p text:style-name="P9">→ AFTER</text:p>
      <text:p text:style-name="P12">instructions incompatible :</text:p>
      <text:p text:style-name="P10"><text:span text:style-name="T5">→ AFTER INSERT(</text:span><text:span text:style-name="T4">il n'y a pas de référence </text:span><text:span text:style-name="T3">OLD</text:span><text:span text:style-name="T4">, car les lignes viennent d'être insérées </text:span><text:span text:style-name="T5">)</text:span></text:p>
      <text:p text:style-name="P9"/>
      <text:p text:style-name="P9"><text:span text:style-name="T6">new</text:span> = contient les données après les instructions </text:p>
      <text:p text:style-name="P11">instructions compatible :</text:p>
      <text:p text:style-name="P9">→ BEFORE INSERT/UPDATE/DELETE</text:p>
      <text:p text:style-name="P9">→ AFTER INSERT/UPDATE</text:p>
      <text:p text:style-name="P12">instructions incompatible :</text:p>
      <text:p text:style-name="P10"><text:span text:style-name="T5">→ AFTER DELETE(</text:span><text:span text:style-name="T3">il n'y a pas de référence NEW, car les lignes ont déjà été supprimées.</text:span><text:span text:style-name="T5"> )</text:span></text:p>
      <text:p text:style-name="P9"/>
      <text:p text:style-name="P9">Vues :</text:p>
      <text:p text:style-name="P9"/>
      <text:p text:style-name="P9">photographies(snapshot) = montrer un instant t les données d’une base</text:p>
      <text:p text:style-name="P9"/>
      <text:p text:style-name="P9">vues = simplifier les requêtes complexes et montrer des données non sensible de manière conviviale</text:p>
      <text:p text:style-name="P9"/>
      <text:p text:style-name="P9">composition des vues = transformer l’appelle de la vue en injectant le script de la vue</text:p>
      <text:p text:style-name="P9"/>
      <text:p text:style-name="P9">Modifier une vue :</text:p>
      <text:p text:style-name="P9">-pas de JOIN/UNION/INTERSECT/EXCEPT</text:p>
      <text:p text:style-name="P9">-pas de SELECT DISTINCT</text:p>
      <text:p text:style-name="P9">-pas de SUM(),AVG(),COUNT()…</text:p>
      <text:p text:style-name="P9">-FROM contient une vues ou table modifiable</text:p>
      <text:p text:style-name="P9">-pas de HAVING/GROUP BY</text:p>
      <text:p text:style-name="P9"/>
      <text:p text:style-name="P9"/>
      <text:p text:style-name="P9"/>
      <text:p text:style-name="P9"><text:soft-page-break/>WITH CHECK OPTION = empêcher de modifier ou ajouter des n-uplet au travers de la vue</text:p>
      <text:p text:style-name="P9">ORACLE = possible de modif vues</text:p>
      <text:p text:style-name="P9">PosteGre = utiliser des triggers pour cela</text:p>
      <text:p text:style-name="P9"/>
      <text:p text:style-name="P9">Valeurs manquantes :</text:p>
      <text:p text:style-name="P9">-Trois valeurs de vérité </text:p>
      <text:p text:style-name="P9">faux, vrai, inconnu </text:p>
      <text:p text:style-name="P9"/>
      <text:p text:style-name="P9">avec inconnu tout le temps inconnu sauf :</text:p>
      <text:p text:style-name="P9">-faux and inconnu</text:p>
      <text:p text:style-name="P9">- vrai or inconnu</text:p>
      <text:p text:style-name="P9"/>
      <text:p text:style-name="P9">where is nul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5T12:54:34.605000000</meta:creation-date>
    <dc:date>2024-04-19T11:33:19.907000000</dc:date>
    <meta:editing-duration>PT22H29M16S</meta:editing-duration>
    <meta:editing-cycles>4</meta:editing-cycles>
    <meta:generator>sFree_Office_for_Docs_and_PDF/7.4.2.3$Windows_X86_64 LibreOffice_project/382eef1f22670f7f4118c8c2dd222ec7ad009daf</meta:generator>
    <meta:document-statistic meta:table-count="0" meta:image-count="0" meta:object-count="0" meta:page-count="3" meta:paragraph-count="73" meta:word-count="522" meta:character-count="3245" meta:non-whitespace-character-count="2716"/>
  </office:meta>
</office:document-meta>
</file>